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38B3E9FE2182A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6.626cm" fo:min-width="26.424cm" fo:padding-top="0.165cm" fo:padding-bottom="0.165cm" fo:padding-left="0.29cm" fo:padding-right="0.29cm" draw:shadow="visible" draw:shadow-offset-x="0.141cm" draw:shadow-offset-y="0.141cm" draw:shadow-color="#333333"/>
    </style:style>
    <style:style style:name="gr2" style:family="graphic" style:parent-style-name="standard">
      <style:graphic-properties svg:stroke-color="#000000" draw:fill="gradient" draw:fill-gradient-name="Gradient_20_41" draw:textarea-horizontal-align="justify" draw:textarea-vertical-align="middle" draw:auto-grow-height="false" fo:min-height="1.047cm" fo:min-width="5.611cm"/>
    </style:style>
    <style:style style:name="gr3" style:family="graphic" style:parent-style-name="standard">
      <style:graphic-properties svg:stroke-color="#000000" draw:fill="gradient" draw:fill-gradient-name="Gradient_20_42" draw:textarea-horizontal-align="justify" draw:textarea-vertical-align="middle" draw:auto-grow-height="false" fo:min-height="4.007cm" fo:min-width="1.26cm"/>
    </style:style>
    <style:style style:name="gr4" style:family="graphic" style:parent-style-name="standard">
      <style:graphic-properties svg:stroke-color="#000000" draw:fill="gradient" draw:fill-gradient-name="Gradient_20_43" draw:textarea-horizontal-align="justify" draw:textarea-vertical-align="middle" draw:auto-grow-height="false" fo:min-height="0.568cm" fo:min-width="2.945cm"/>
    </style:style>
    <style:style style:name="gr5" style:family="graphic" style:parent-style-name="standard">
      <style:graphic-properties svg:stroke-color="#000000" draw:fill-color="#f58220" draw:textarea-horizontal-align="justify" draw:textarea-vertical-align="middle" draw:auto-grow-height="false" fo:min-height="0.252cm" fo:min-width="0.011cm"/>
    </style:style>
    <style:style style:name="gr6" style:family="graphic" style:parent-style-name="standard">
      <style:graphic-properties svg:stroke-color="#000000" draw:fill="gradient" draw:fill-gradient-name="Gradient_20_32" draw:textarea-horizontal-align="justify" draw:textarea-vertical-align="middle" draw:auto-grow-height="false" fo:min-height="0cm" fo:min-width="1.054cm"/>
    </style:style>
    <style:style style:name="gr7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color="#000000" draw:fill-color="#00a65d" draw:textarea-horizontal-align="justify" draw:textarea-vertical-align="middle" draw:auto-grow-height="false" fo:min-height="0.249cm" fo:min-width="0.036cm"/>
    </style:style>
    <style:style style:name="gr9" style:family="graphic" style:parent-style-name="standard">
      <style:graphic-properties svg:stroke-color="#000000" draw:fill-color="#0066b3" draw:textarea-horizontal-align="justify" draw:textarea-vertical-align="middle" draw:auto-grow-height="false" fo:min-height="0.213cm" fo:min-width="0.016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1.737cm"/>
      <style:paragraph-properties style:writing-mode="lr-tb"/>
    </style:style>
    <style:style style:name="gr11" style:family="graphic" style:parent-style-name="standard">
      <style:graphic-properties svg:stroke-color="#000000" draw:fill="gradient" draw:fill-gradient-name="Gradient_20_57" draw:opacity="50%" draw:textarea-horizontal-align="justify" draw:textarea-vertical-align="middle" draw:auto-grow-height="false" fo:min-height="1.574cm" fo:min-width="5.638cm"/>
    </style:style>
    <style:style style:name="gr12" style:family="graphic" style:parent-style-name="standard">
      <style:graphic-properties draw:stroke="dash" draw:stroke-dash="Fine_20_Dashed" svg:stroke-width="0.035cm" svg:stroke-color="#000000" draw:marker-start-width="0.253cm" draw:marker-end-width="0.253cm" draw:fill="gradient" draw:fill-gradient-name="Gradient_20_57" draw:textarea-horizontal-align="justify" draw:textarea-vertical-align="middle" draw:auto-grow-height="false" fo:min-height="0.682cm" fo:min-width="3.394cm" fo:padding-top="0.143cm" fo:padding-bottom="0.143cm" fo:padding-left="0.268cm" fo:padding-right="0.268cm"/>
    </style:style>
    <style:style style:name="gr13" style:family="graphic" style:parent-style-name="standard">
      <style:graphic-properties svg:stroke-color="#000000" draw:fill="gradient" draw:fill-gradient-name="Gradient_20_57" draw:textarea-horizontal-align="justify" draw:textarea-vertical-align="middle" draw:auto-grow-height="false" fo:min-height="6.016cm" fo:min-width="3.43cm"/>
    </style:style>
    <style:style style:name="gr14" style:family="graphic" style:parent-style-name="standard">
      <style:graphic-properties svg:stroke-color="#000000" draw:fill="gradient" draw:fill-gradient-name="Gradient_20_57" draw:textarea-horizontal-align="justify" draw:textarea-vertical-align="middle" draw:auto-grow-height="false" fo:min-height="0cm" fo:min-width="3.81cm"/>
    </style:style>
    <style:style style:name="gr15" style:family="graphic" style:parent-style-name="standard">
      <style:graphic-properties svg:stroke-color="#000000" draw:fill="gradient" draw:fill-gradient-name="Gradient_20_57" draw:textarea-horizontal-align="justify" draw:textarea-vertical-align="middle" draw:auto-grow-height="false" fo:min-height="0.033cm" fo:min-width="2.85cm"/>
    </style:style>
    <style:style style:name="gr16" style:family="graphic" style:parent-style-name="standard">
      <style:graphic-properties svg:stroke-color="#000000" draw:fill-color="#0066b3" draw:textarea-horizontal-align="justify" draw:textarea-vertical-align="middle" draw:auto-grow-height="false" fo:min-height="0.247cm" fo:min-width="0.012cm"/>
    </style:style>
    <style:style style:name="gr17" style:family="graphic" style:parent-style-name="standard">
      <style:graphic-properties svg:stroke-color="#000000" draw:fill-color="#f58220" draw:textarea-horizontal-align="justify" draw:textarea-vertical-align="middle" draw:auto-grow-height="false" fo:min-height="0.278cm" fo:min-width="0.031cm"/>
    </style:style>
    <style:style style:name="gr18" style:family="graphic" style:parent-style-name="standard">
      <style:graphic-properties svg:stroke-color="#000000" draw:fill-color="#00a65d" draw:textarea-horizontal-align="justify" draw:textarea-vertical-align="middle" draw:auto-grow-height="false" fo:min-height="0.271cm" fo:min-width="0cm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1.423cm"/>
      <style:paragraph-properties style:writing-mode="lr-tb"/>
    </style:style>
    <style:style style:name="gr20" style:family="graphic" style:parent-style-name="standard">
      <style:graphic-properties svg:stroke-color="#000000" draw:fill-color="#dee6ef" draw:textarea-horizontal-align="justify" draw:textarea-vertical-align="middle" draw:auto-grow-height="false" fo:min-height="16.9cm" fo:min-width="13.832cm" draw:shadow="visible" draw:shadow-offset-x="0.141cm" draw:shadow-offset-y="0.141cm" draw:shadow-color="#333333"/>
    </style:style>
    <style:style style:name="gr21" style:family="graphic" style:parent-style-name="standard">
      <style:graphic-properties svg:stroke-color="#000000" draw:fill="gradient" draw:fill-gradient-name="Gradient_20_57" draw:textarea-horizontal-align="justify" draw:textarea-vertical-align="middle" draw:auto-grow-height="false" fo:min-height="1.562cm" fo:min-width="5.629cm"/>
    </style:style>
    <style:style style:name="gr22" style:family="graphic" style:parent-style-name="standard">
      <style:graphic-properties svg:stroke-color="#000000" draw:fill="gradient" draw:fill-gradient-name="Gradient_20_57" draw:textarea-horizontal-align="justify" draw:textarea-vertical-align="middle" draw:auto-grow-height="false" fo:min-height="0.66cm" fo:min-width="3.416cm"/>
    </style:style>
    <style:style style:name="gr23" style:family="graphic" style:parent-style-name="standard">
      <style:graphic-properties svg:stroke-color="#000000" draw:fill-color="#f58220" draw:textarea-horizontal-align="justify" draw:textarea-vertical-align="middle" draw:auto-grow-height="false" fo:min-height="0.249cm" fo:min-width="0cm"/>
    </style:style>
    <style:style style:name="gr24" style:family="graphic" style:parent-style-name="standard">
      <style:graphic-properties svg:stroke-color="#000000" draw:fill-color="#0066b3" draw:textarea-horizontal-align="justify" draw:textarea-vertical-align="middle" draw:auto-grow-height="false" fo:min-height="0.25cm" fo:min-width="0.036cm"/>
    </style:style>
    <style:style style:name="gr25" style:family="graphic" style:parent-style-name="standard">
      <style:graphic-properties svg:stroke-color="#000000" draw:fill="gradient" draw:fill-gradient-name="Gradient_20_57" draw:textarea-horizontal-align="justify" draw:textarea-vertical-align="middle" draw:auto-grow-height="false" fo:min-height="1.897cm" fo:min-width="3.431cm"/>
    </style:style>
    <style:style style:name="gr26" style:family="graphic" style:parent-style-name="standard">
      <style:graphic-properties svg:stroke-color="#000000" draw:fill="gradient" draw:fill-gradient-name="Gradient_20_57" draw:textarea-horizontal-align="justify" draw:textarea-vertical-align="middle" draw:auto-grow-height="false" fo:min-height="0.567cm" fo:min-width="0.907cm"/>
    </style:style>
    <style:style style:name="gr27" style:family="graphic" style:parent-style-name="standard">
      <style:graphic-properties svg:stroke-color="#000000" draw:fill="gradient" draw:fill-gradient-name="Gradient_20_51" draw:textarea-horizontal-align="justify" draw:textarea-vertical-align="middle" draw:auto-grow-height="false" fo:min-height="0cm" fo:min-width="0.033cm"/>
    </style:style>
    <style:style style:name="gr28" style:family="graphic" style:parent-style-name="standard">
      <style:graphic-properties svg:stroke-color="#000000" draw:fill-color="#00a65d" draw:textarea-horizontal-align="justify" draw:textarea-vertical-align="middle" draw:auto-grow-height="false" fo:min-height="0.25cm" fo:min-width="0.012cm"/>
    </style:style>
    <style:style style:name="gr29" style:family="graphic" style:parent-style-name="standard">
      <style:graphic-properties svg:stroke-color="#000000" draw:fill="gradient" draw:fill-gradient-name="Gradient_20_57" draw:textarea-horizontal-align="justify" draw:textarea-vertical-align="middle" draw:auto-grow-height="false" fo:min-height="0.66cm" fo:min-width="3.415cm"/>
    </style:style>
    <style:style style:name="gr30" style:family="graphic" style:parent-style-name="standard">
      <style:graphic-properties svg:stroke-color="#000000" draw:fill-color="#f58220" draw:textarea-horizontal-align="justify" draw:textarea-vertical-align="middle" draw:auto-grow-height="false" fo:min-height="0.359cm" fo:min-width="0.109cm"/>
    </style:style>
    <style:style style:name="gr31" style:family="graphic" style:parent-style-name="standard">
      <style:graphic-properties draw:stroke="none" svg:stroke-color="#000000" draw:fill="none" draw:fill-color="#ffffff" draw:textarea-vertical-align="middle" fo:min-height="1.889cm"/>
      <style:paragraph-properties style:writing-mode="lr-tb"/>
    </style:style>
    <style:style style:name="gr32" style:family="graphic" style:parent-style-name="standard">
      <style:graphic-properties svg:stroke-color="#000000" draw:fill-color="#0066b3" draw:textarea-horizontal-align="justify" draw:textarea-vertical-align="middle" draw:auto-grow-height="false" fo:min-height="0.359cm" fo:min-width="0.109cm"/>
    </style:style>
    <style:style style:name="gr33" style:family="graphic" style:parent-style-name="standard">
      <style:graphic-properties svg:stroke-color="#000000" draw:fill-color="#6a1816" draw:textarea-horizontal-align="justify" draw:textarea-vertical-align="middle" draw:auto-grow-height="false" fo:min-height="0.359cm" fo:min-width="0.109cm"/>
    </style:style>
    <style:style style:name="gr34" style:family="graphic" style:parent-style-name="standard">
      <style:graphic-properties svg:stroke-color="#000000" draw:fill-color="#00a65d" draw:textarea-horizontal-align="justify" draw:textarea-vertical-align="middle" draw:auto-grow-height="false" fo:min-height="0.359cm" fo:min-width="0.109cm"/>
    </style:style>
    <style:style style:name="gr35" style:family="graphic" style:parent-style-name="standard">
      <style:graphic-properties svg:stroke-color="#000000" draw:fill-color="#dee6ef" draw:textarea-horizontal-align="justify" draw:textarea-vertical-align="middle" draw:auto-grow-height="false" fo:min-height="16.626cm" fo:min-width="19.979cm" draw:shadow="visible" draw:shadow-offset-x="0.141cm" draw:shadow-offset-y="0.141cm" draw:shadow-color="#333333"/>
    </style:style>
    <style:style style:name="gr36" style:family="graphic" style:parent-style-name="standard">
      <style:graphic-properties draw:stroke="none" svg:stroke-color="#000000" draw:fill="none" draw:fill-color="#ffffff" draw:textarea-vertical-align="middle" fo:min-height="2.051cm"/>
      <style:paragraph-properties style:writing-mode="lr-tb"/>
    </style:style>
    <style:style style:name="gr37" style:family="graphic" style:parent-style-name="standard">
      <style:graphic-properties svg:stroke-color="#000000" draw:fill="gradient" draw:fill-gradient-name="Gradient_20_42" draw:textarea-horizontal-align="justify" draw:textarea-vertical-align="middle" draw:auto-grow-height="false" fo:min-height="3.226cm" fo:min-width="0.915cm"/>
    </style:style>
    <style:style style:name="gr38" style:family="graphic" style:parent-style-name="standard">
      <style:graphic-properties draw:stroke="none" svg:stroke-color="#000000" draw:fill="gradient" draw:fill-color="#999999" draw:fill-gradient-name="Gradient_20_58" draw:opacity="91%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322cm" fo:min-width="1.248cm"/>
    </style:style>
    <style:style style:name="gr40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305cm" fo:min-width="1.201cm"/>
    </style:style>
    <style:style style:name="gr41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267cm" fo:min-width="1.113cm"/>
    </style:style>
    <style:style style:name="gr42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265cm" fo:min-width="1.041cm"/>
    </style:style>
    <style:style style:name="gr43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268cm" fo:min-width="0.945cm"/>
    </style:style>
    <style:style style:name="gr44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271cm" fo:min-width="0.877cm"/>
    </style:style>
    <style:style style:name="gr45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298cm" fo:min-width="0.79cm"/>
    </style:style>
    <style:style style:name="gr46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295cm" fo:min-width="0.7cm"/>
    </style:style>
    <style:style style:name="gr47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3cm" fo:min-width="0.605cm"/>
    </style:style>
    <style:style style:name="gr48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276cm" fo:min-width="0.509cm"/>
    </style:style>
    <style:style style:name="gr49" style:family="graphic" style:parent-style-name="standard">
      <style:graphic-properties svg:stroke-color="#000000" draw:fill="gradient" draw:fill-gradient-name="Gradient_20_42" draw:textarea-horizontal-align="justify" draw:textarea-vertical-align="middle" draw:auto-grow-height="false" fo:min-height="0.219cm" fo:min-width="0.595cm"/>
    </style:style>
    <style:style style:name="gr50" style:family="graphic" style:parent-style-name="standard">
      <style:graphic-properties svg:stroke-color="#000000" draw:fill="gradient" draw:fill-gradient-name="Gradient_20_57" draw:textarea-horizontal-align="justify" draw:textarea-vertical-align="middle" draw:auto-grow-height="false" fo:min-height="0.148cm" fo:min-width="0.513cm"/>
    </style:style>
    <style:style style:name="gr51" style:family="graphic" style:parent-style-name="standard">
      <style:graphic-properties svg:stroke-color="#000000" draw:fill="gradient" draw:fill-gradient-name="Gradient_20_57" draw:textarea-horizontal-align="justify" draw:textarea-vertical-align="middle" draw:auto-grow-height="false" fo:min-height="3.335cm" fo:min-width="2.333cm"/>
    </style:style>
    <style:style style:name="gr52" style:family="graphic" style:parent-style-name="standard">
      <style:graphic-properties svg:stroke-color="#000000" draw:fill="gradient" draw:fill-color="#729fcf" draw:fill-gradient-name="Gradient_20_60" draw:textarea-vertical-align="middle"/>
    </style:style>
    <style:style style:name="gr53" style:family="graphic" style:parent-style-name="standard">
      <style:graphic-properties svg:stroke-color="#000000" draw:fill="gradient" draw:fill-gradient-name="Gradient_20_57" draw:textarea-horizontal-align="justify" draw:textarea-vertical-align="middle" draw:auto-grow-height="false" fo:min-height="1.855cm" fo:min-width="2.289cm"/>
    </style:style>
    <style:style style:name="gr54" style:family="graphic" style:parent-style-name="standard">
      <style:graphic-properties svg:stroke-color="#000000" draw:fill="gradient" draw:fill-gradient-name="Gradient_20_57" draw:textarea-horizontal-align="justify" draw:textarea-vertical-align="middle" draw:auto-grow-height="false" fo:min-height="0cm" fo:min-width="0.498cm"/>
    </style:style>
    <style:style style:name="gr55" style:family="graphic" style:parent-style-name="standard">
      <style:graphic-properties svg:stroke-color="#000000" draw:fill-color="#666666" draw:textarea-horizontal-align="justify" draw:textarea-vertical-align="middle" draw:auto-grow-height="false" fo:min-height="0cm" fo:min-width="0cm"/>
    </style:style>
    <style:style style:name="gr56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7" style:family="graphic" style:parent-style-name="standard">
      <style:graphic-properties svg:stroke-color="#000000" draw:fill="gradient" draw:fill-gradient-name="Gradient_20_57" draw:textarea-horizontal-align="justify" draw:textarea-vertical-align="middle" draw:auto-grow-height="false" fo:min-height="0cm" fo:min-width="0.858cm"/>
    </style:style>
    <style:style style:name="gr58" style:family="graphic" style:parent-style-name="standard">
      <style:graphic-properties svg:stroke-color="#000000" draw:fill="gradient" draw:fill-gradient-name="Gradient_20_57" draw:textarea-horizontal-align="justify" draw:textarea-vertical-align="middle" draw:auto-grow-height="false" fo:min-height="0cm" fo:min-width="0.925cm"/>
    </style:style>
    <style:style style:name="gr59" style:family="graphic" style:parent-style-name="standard">
      <style:graphic-properties svg:stroke-color="#000000" draw:fill="bitmap" draw:fill-image-name="Dark_20_Vertical" draw:textarea-horizontal-align="justify" draw:textarea-vertical-align="middle" draw:auto-grow-height="false" fo:min-height="1.35cm" fo:min-width="2.45cm"/>
    </style:style>
    <style:style style:name="gr6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4cm" fo:min-width="0cm"/>
    </style:style>
    <style:style style:name="gr61" style:family="graphic" style:parent-style-name="standard">
      <style:graphic-properties svg:stroke-color="#000000" draw:fill-color="#0066b3" draw:textarea-horizontal-align="justify" draw:textarea-vertical-align="middle" draw:auto-grow-height="false" fo:min-height="0.207cm" fo:min-width="0cm"/>
    </style:style>
    <style:style style:name="gr62" style:family="graphic" style:parent-style-name="standard">
      <style:graphic-properties svg:stroke-color="#000000" draw:fill-color="#f58220" draw:textarea-horizontal-align="justify" draw:textarea-vertical-align="middle" draw:auto-grow-height="false" fo:min-height="0.285cm" fo:min-width="0.045cm"/>
    </style:style>
    <style:style style:name="gr63" style:family="graphic" style:parent-style-name="standard">
      <style:graphic-properties svg:stroke-color="#000000" draw:fill-color="#6a1816" draw:textarea-horizontal-align="justify" draw:textarea-vertical-align="middle" draw:auto-grow-height="false" fo:min-height="0.221cm" fo:min-width="0cm"/>
    </style:style>
    <style:style style:name="gr64" style:family="graphic" style:parent-style-name="standard">
      <style:graphic-properties svg:stroke-color="#000000" draw:fill-color="#dee6ef" draw:textarea-horizontal-align="justify" draw:textarea-vertical-align="middle" draw:auto-grow-height="false" fo:min-height="16.712cm" fo:min-width="15.58cm" draw:shadow="visible" draw:shadow-offset-x="0.141cm" draw:shadow-offset-y="0.141cm" draw:shadow-color="#333333"/>
    </style:style>
    <style:style style:name="gr65" style:family="graphic" style:parent-style-name="standard">
      <style:graphic-properties svg:stroke-color="#000000" draw:fill="gradient" draw:fill-gradient-name="Gradient_20_57" draw:textarea-horizontal-align="justify" draw:textarea-vertical-align="middle" draw:auto-grow-height="false" fo:min-height="1.856cm" fo:min-width="4.744cm"/>
    </style:style>
    <style:style style:name="gr66" style:family="graphic" style:parent-style-name="standard">
      <style:graphic-properties svg:stroke-color="#000000" draw:fill="gradient" draw:fill-gradient-name="Gradient_20_57" draw:textarea-horizontal-align="justify" draw:textarea-vertical-align="middle" draw:auto-grow-height="false" fo:min-height="0.807cm" fo:min-width="3.125cm"/>
    </style:style>
    <style:style style:name="gr67" style:family="graphic" style:parent-style-name="standard">
      <style:graphic-properties svg:stroke-color="#000000" draw:fill="gradient" draw:fill-gradient-name="Gradient_20_57" draw:textarea-horizontal-align="justify" draw:textarea-vertical-align="middle" draw:auto-grow-height="false" fo:min-height="2.865cm" fo:min-width="3.45cm"/>
    </style:style>
    <style:style style:name="gr68" style:family="graphic" style:parent-style-name="standard">
      <style:graphic-properties svg:stroke-color="#000000" draw:fill-color="#666666" draw:textarea-horizontal-align="justify" draw:textarea-vertical-align="middle" draw:auto-grow-height="false" fo:min-height="0.115cm" fo:min-width="0.085cm"/>
    </style:style>
    <style:style style:name="gr69" style:family="graphic" style:parent-style-name="standard">
      <style:graphic-properties svg:stroke-color="#000000" draw:fill-color="#666666" draw:textarea-horizontal-align="justify" draw:textarea-vertical-align="middle" draw:auto-grow-height="false" fo:min-height="0.115cm" fo:min-width="0.06cm"/>
    </style:style>
    <style:style style:name="gr70" style:family="graphic" style:parent-style-name="standard">
      <style:graphic-properties svg:stroke-color="#000000" draw:fill-color="#f58220" draw:textarea-horizontal-align="justify" draw:textarea-vertical-align="middle" draw:auto-grow-height="false" fo:min-height="0.26cm" fo:min-width="0.037cm"/>
    </style:style>
    <style:style style:name="gr7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73cm" fo:min-width="0cm"/>
    </style:style>
    <style:style style:name="gr72" style:family="graphic" style:parent-style-name="standard">
      <style:graphic-properties svg:stroke-color="#000000" draw:fill="gradient" draw:fill-gradient-name="Gradient_20_57" draw:textarea-horizontal-align="justify" draw:textarea-vertical-align="middle" draw:auto-grow-height="false" fo:min-height="3.702cm" fo:min-width="4.259cm"/>
    </style:style>
    <style:style style:name="gr73" style:family="graphic" style:parent-style-name="standard">
      <style:graphic-properties svg:stroke-color="#000000" draw:fill="gradient" draw:fill-gradient-name="Gradient_20_57" draw:textarea-horizontal-align="justify" draw:textarea-vertical-align="middle" draw:auto-grow-height="false" fo:min-height="0.117cm" fo:min-width="1.204cm"/>
    </style:style>
    <style:style style:name="gr74" style:family="graphic" style:parent-style-name="standard">
      <style:graphic-properties svg:stroke-color="#000000" draw:fill-color="#0066b3" draw:textarea-horizontal-align="justify" draw:textarea-vertical-align="middle" draw:auto-grow-height="false" fo:min-height="0.286cm" fo:min-width="0.036cm"/>
    </style:style>
    <style:style style:name="gr75" style:family="graphic" style:parent-style-name="standard">
      <style:graphic-properties svg:stroke-color="#000000" draw:fill-color="#0066b3" draw:textarea-horizontal-align="justify" draw:textarea-vertical-align="middle" draw:auto-grow-height="false" fo:min-height="0.26cm" fo:min-width="0cm"/>
    </style:style>
    <style:style style:name="gr7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72cm" fo:min-width="0cm"/>
    </style:style>
    <style:style style:name="gr77" style:family="graphic" style:parent-style-name="standard">
      <style:graphic-properties svg:stroke-color="#000000" draw:fill-color="#00a65d" draw:textarea-horizontal-align="justify" draw:textarea-vertical-align="middle" draw:auto-grow-height="false" fo:min-height="0.26cm" fo:min-width="0cm"/>
    </style:style>
    <style:style style:name="gr78" style:family="graphic" style:parent-style-name="standard">
      <style:graphic-properties draw:stroke="none" svg:stroke-color="#000000" draw:fill="none" draw:fill-color="#ffffff" draw:textarea-vertical-align="middle" fo:min-height="1.355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vertical-align="middle" fo:min-height="2.451cm"/>
      <style:paragraph-properties style:writing-mode="lr-tb"/>
    </style:style>
    <style:style style:name="gr80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6.916cm" fo:min-width="13.678cm" fo:padding-top="0.165cm" fo:padding-bottom="0.165cm" fo:padding-left="0.29cm" fo:padding-right="0.29cm" draw:shadow="visible" draw:shadow-offset-x="0.141cm" draw:shadow-offset-y="0.141cm" draw:shadow-color="#333333"/>
    </style:style>
    <style:style style:name="gr81" style:family="graphic" style:parent-style-name="standard">
      <style:graphic-properties svg:stroke-color="#000000" svg:stroke-opacity="100%" draw:fill="gradient" draw:fill-gradient-name="Gradient_20_57" draw:opacity="40%" draw:textarea-horizontal-align="justify" draw:textarea-vertical-align="middle" draw:auto-grow-height="false" fo:min-height="4.086cm" fo:min-width="3.043cm"/>
    </style:style>
    <style:style style:name="gr82" style:family="graphic" style:parent-style-name="standard">
      <style:graphic-properties svg:stroke-color="#000000" draw:fill-color="#00a65d" draw:textarea-horizontal-align="justify" draw:textarea-vertical-align="middle" draw:auto-grow-height="false" fo:min-height="0.269cm" fo:min-width="0.011cm"/>
    </style:style>
    <style:style style:name="gr83" style:family="graphic" style:parent-style-name="standard">
      <style:graphic-properties svg:stroke-color="#000000" draw:fill="gradient" draw:fill-gradient-name="Gradient_20_57" draw:textarea-horizontal-align="justify" draw:textarea-vertical-align="middle" draw:auto-grow-height="false" fo:min-height="3.702cm" fo:min-width="4.647cm"/>
    </style:style>
    <style:style style:name="gr84" style:family="graphic" style:parent-style-name="standard">
      <style:graphic-properties svg:stroke-color="#000000" draw:fill="gradient" draw:fill-gradient-name="Gradient_20_57" draw:textarea-horizontal-align="justify" draw:textarea-vertical-align="middle" draw:auto-grow-height="false" fo:min-height="0.132cm" fo:min-width="1.341cm"/>
    </style:style>
    <style:style style:name="gr85" style:family="graphic" style:parent-style-name="standard">
      <style:graphic-properties svg:stroke-color="#000000" draw:fill-color="#666666" draw:textarea-horizontal-align="justify" draw:textarea-vertical-align="middle" draw:auto-grow-height="false" fo:min-height="0.115cm" fo:min-width="0.075cm"/>
    </style:style>
    <style:style style:name="gr86" style:family="graphic" style:parent-style-name="standard">
      <style:graphic-properties svg:stroke-color="#000000" draw:fill-color="#666666" draw:textarea-horizontal-align="justify" draw:textarea-vertical-align="middle" draw:auto-grow-height="false" fo:min-height="0.115cm" fo:min-width="0.122cm"/>
    </style:style>
    <style:style style:name="gr87" style:family="graphic" style:parent-style-name="standard">
      <style:graphic-properties svg:stroke-color="#000000" svg:stroke-opacity="100%" draw:fill="solid" draw:fill-color="#111111" draw:opacity="40%" draw:textarea-horizontal-align="justify" draw:textarea-vertical-align="middle" draw:auto-grow-height="false" fo:min-height="0.177cm" fo:min-width="1.122cm"/>
    </style:style>
    <style:style style:name="gr88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89" style:family="graphic" style:parent-style-name="standard">
      <style:graphic-properties svg:stroke-color="#000000" draw:fill-color="#f58220" draw:textarea-horizontal-align="justify" draw:textarea-vertical-align="middle" draw:auto-grow-height="false" fo:min-height="0.261cm" fo:min-width="0.002cm"/>
    </style:style>
    <style:style style:name="gr90" style:family="graphic" style:parent-style-name="standard">
      <style:graphic-properties svg:stroke-color="#000000" draw:fill="gradient" draw:fill-gradient-name="Gradient_20_57" draw:textarea-horizontal-align="justify" draw:textarea-vertical-align="middle" draw:auto-grow-height="false" fo:min-height="0cm" fo:min-width="2.034cm"/>
    </style:style>
    <style:style style:name="gr91" style:family="graphic" style:parent-style-name="standard">
      <style:graphic-properties svg:stroke-color="#000000" draw:fill="gradient" draw:fill-gradient-name="Gradient_20_57" draw:textarea-horizontal-align="justify" draw:textarea-vertical-align="middle" draw:auto-grow-height="false" fo:min-height="0cm" fo:min-width="2.103cm"/>
    </style:style>
    <style:style style:name="gr92" style:family="graphic" style:parent-style-name="standard">
      <style:graphic-properties svg:stroke-color="#000000" draw:fill-color="#0066b3" draw:textarea-horizontal-align="justify" draw:textarea-vertical-align="middle" draw:auto-grow-height="false" fo:min-height="0.237cm" fo:min-width="0cm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="gradient" draw:fill-gradient-name="Gradient_20_41"/>
      <style:paragraph-properties fo:text-align="center"/>
    </style:style>
    <style:style style:name="P3" style:family="paragraph">
      <loext:graphic-properties draw:fill="gradient" draw:fill-gradient-name="Gradient_20_42"/>
      <style:paragraph-properties fo:text-align="center"/>
    </style:style>
    <style:style style:name="P4" style:family="paragraph">
      <loext:graphic-properties draw:fill="gradient" draw:fill-gradient-name="Gradient_20_43"/>
      <style:paragraph-properties fo:text-align="center"/>
    </style:style>
    <style:style style:name="P5" style:family="paragraph">
      <loext:graphic-properties draw:fill-color="#f58220"/>
      <style:paragraph-properties fo:text-align="center"/>
    </style:style>
    <style:style style:name="P6" style:family="paragraph">
      <loext:graphic-properties draw:fill="gradient" draw:fill-gradient-name="Gradient_20_32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00a65d"/>
      <style:paragraph-properties fo:text-align="center"/>
    </style:style>
    <style:style style:name="P9" style:family="paragraph">
      <loext:graphic-properties draw:fill-color="#0066b3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2" style:family="paragraph">
      <loext:graphic-properties draw:fill="gradient" draw:fill-gradient-name="Gradient_20_57" draw:opacity="50%"/>
      <style:paragraph-properties fo:text-align="center"/>
    </style:style>
    <style:style style:name="P13" style:family="paragraph">
      <loext:graphic-properties draw:fill="gradient" draw:fill-gradient-name="Gradient_20_57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text-position="0% 100%" fo:font-weight="bold" style:font-weight-asian="bold" style:font-weight-complex="bold"/>
    </style:style>
    <style:style style:name="P15" style:family="paragraph">
      <loext:graphic-properties draw:fill="gradient" draw:fill-gradient-name="Gradient_20_51"/>
      <style:paragraph-properties fo:text-align="center"/>
    </style:style>
    <style:style style:name="P16" style:family="paragraph">
      <loext:graphic-properties draw:fill-color="#f58220"/>
      <style:paragraph-properties fo:text-align="center"/>
      <style:text-properties fo:font-weight="bold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 style:writing-mode="lr-tb"/>
      <style:text-properties fo:font-size="22pt" fo:font-weight="bold" style:font-size-asian="22pt" style:font-size-complex="22pt"/>
    </style:style>
    <style:style style:name="P19" style:family="paragraph">
      <loext:graphic-properties draw:fill-color="#0066b3"/>
      <style:paragraph-properties fo:text-align="center"/>
      <style:text-properties fo:font-weight="bold"/>
    </style:style>
    <style:style style:name="P20" style:family="paragraph">
      <loext:graphic-properties draw:fill="none" draw:fill-color="#ffffff"/>
      <style:paragraph-properties fo:text-align="start" style:writing-mode="lr-tb"/>
      <style:text-properties fo:font-size="24pt" fo:font-weight="bold" style:font-size-asian="24pt" style:font-size-complex="24pt"/>
    </style:style>
    <style:style style:name="P21" style:family="paragraph">
      <loext:graphic-properties draw:fill-color="#6a1816"/>
      <style:paragraph-properties fo:text-align="center"/>
      <style:text-properties fo:font-weight="bold"/>
    </style:style>
    <style:style style:name="P22" style:family="paragraph">
      <loext:graphic-properties draw:fill-color="#00a65d"/>
      <style:paragraph-properties fo:text-align="center"/>
      <style:text-properties fo:font-weight="bold"/>
    </style:style>
    <style:style style:name="P23" style:family="paragraph">
      <style:paragraph-properties fo:margin-top="0cm" fo:margin-bottom="0cm" fo:text-align="center"/>
    </style:style>
    <style:style style:name="P24" style:family="paragraph">
      <loext:graphic-properties draw:fill="none" draw:fill-color="#ffffff"/>
      <style:paragraph-properties fo:margin-top="0cm" fo:margin-bottom="0.4cm" fo:text-align="center" style:writing-mode="lr-tb"/>
      <style:text-properties fo:font-size="26pt" fo:font-weight="bold" style:font-size-asian="26pt" style:font-size-complex="26pt"/>
    </style:style>
    <style:style style:name="P25" style:family="paragraph">
      <loext:graphic-properties draw:fill="gradient" draw:fill-color="#999999" draw:fill-gradient-name="Gradient_20_58" draw:opacity="91%"/>
      <style:paragraph-properties fo:text-align="center"/>
    </style:style>
    <style:style style:name="P26" style:family="paragraph">
      <loext:graphic-properties draw:fill="solid" draw:fill-color="#666666"/>
      <style:paragraph-properties fo:text-align="center"/>
    </style:style>
    <style:style style:name="P27" style:family="paragraph">
      <loext:graphic-properties draw:fill="gradient" draw:fill-color="#729fcf" draw:fill-gradient-name="Gradient_20_60"/>
      <style:paragraph-properties fo:text-align="center"/>
    </style:style>
    <style:style style:name="P28" style:family="paragraph">
      <loext:graphic-properties draw:fill-color="#666666"/>
      <style:paragraph-properties fo:text-align="center"/>
    </style:style>
    <style:style style:name="P29" style:family="paragraph">
      <loext:graphic-properties draw:fill="bitmap" draw:fill-image-name="Dark_20_Vertical"/>
      <style:paragraph-properties fo:text-align="center"/>
    </style:style>
    <style:style style:name="P30" style:family="paragraph">
      <loext:graphic-properties draw:fill="solid" draw:fill-color="#ffffff"/>
      <style:paragraph-properties fo:text-align="center"/>
    </style:style>
    <style:style style:name="P31" style:family="paragraph">
      <loext:graphic-properties draw:fill-color="#6a1816"/>
      <style:paragraph-properties fo:text-align="center"/>
    </style:style>
    <style:style style:name="P32" style:family="paragraph">
      <style:paragraph-properties fo:margin-top="0cm" fo:margin-bottom="0.4cm" fo:text-align="center"/>
    </style:style>
    <style:style style:name="P33" style:family="paragraph">
      <loext:graphic-properties draw:fill="gradient" draw:fill-gradient-name="Gradient_20_57" draw:opacity="40%"/>
      <style:paragraph-properties fo:text-align="center"/>
    </style:style>
    <style:style style:name="P34" style:family="paragraph">
      <loext:graphic-properties draw:fill="solid" draw:fill-color="#111111" draw:opacity="40%"/>
      <style:paragraph-properties fo:text-align="center"/>
    </style:style>
    <style:style style:name="P35" style:family="paragraph">
      <loext:graphic-properties draw:fill-color="#ffffff"/>
      <style:paragraph-properties fo:text-align="center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style:text-position="0% 100%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4pt" fo:font-weight="bold" style:font-size-asian="24pt" style:font-size-complex="24pt"/>
    </style:style>
    <style:style style:name="T4" style:family="text">
      <style:text-properties fo:font-size="22pt" fo:font-weight="bold" style:font-size-asian="22pt" style:font-size-complex="22pt"/>
    </style:style>
    <style:style style:name="T5" style:family="text">
      <style:text-properties fo:font-size="26pt" fo:font-weight="bold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8.748cm" svg:height="18.7cm" svg:x="1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xml:id="id4" draw:id="id4" draw:layer="layout" svg:width="6.111cm" svg:height="1.297cm" svg:x="4.425cm" svg:y="6.8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142cm" svg:height="7.597cm" svg:x="5.91cm" svg:y="9.588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4" draw:layer="layout" svg:width="6.081cm" svg:height="1.442cm" svg:x="4.44cm" svg:y="8.146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277.9619230242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" draw:text-style-name="P5" xml:id="id1" draw:id="id1" draw:layer="layout" svg:width="0.721cm" svg:height="0.71cm" svg:x="3.439cm" svg:y="16.8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xml:id="id2" draw:id="id2" draw:layer="layout" svg:width="1.554cm" svg:height="0.022cm" svg:x="6.701cm" svg:y="17.186cm">
            <text:p/>
            <draw:enhanced-geometry svg:viewBox="0 0 21600 21600" draw:type="rectangle" draw:enhanced-path="M 0 0 L 21600 0 21600 21600 0 21600 0 0 Z N"/>
          </draw:custom-shape>
          <draw:connector draw:style-name="gr7" draw:text-style-name="P7" draw:layer="layout" svg:x1="4.16cm" svg:y1="17.21cm" svg:x2="6.701cm" svg:y2="17.197cm" draw:start-shape="id1" draw:start-glue-point="10" draw:end-shape="id2" draw:end-glue-point="3" svg:d="M4160 17210h1271v-13h1270" svg:viewBox="0 0 2542 14">
            <text:p/>
          </draw:connector>
          <draw:custom-shape draw:style-name="gr8" draw:text-style-name="P8" xml:id="id3" draw:id="id3" draw:layer="layout" svg:width="0.756cm" svg:height="0.705cm" svg:x="7.103cm" svg:y="18.6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7" draw:layer="layout" svg:x1="7.478cm" svg:y1="17.208cm" svg:x2="7.481cm" svg:y2="18.626cm" draw:start-shape="id2" draw:start-glue-point="2" draw:end-shape="id3" draw:end-glue-point="4" svg:d="M7478 17208v709h3v709" svg:viewBox="0 0 4 1419">
            <text:p/>
          </draw:connector>
          <draw:custom-shape draw:style-name="gr9" draw:text-style-name="P9" xml:id="id5" draw:id="id5" draw:layer="layout" svg:width="0.73cm" svg:height="0.655cm" svg:x="12.215cm" svg:y="5.7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7" draw:layer="layout" svg:x1="7.48cm" svg:y1="6.849cm" svg:x2="12.215cm" svg:y2="6.081cm" draw:start-shape="id4" draw:start-glue-point="0" draw:end-shape="id5" draw:end-glue-point="6" svg:d="M7480 6849v-768h4735" svg:viewBox="0 0 4736 769">
            <text:p/>
          </draw:connector>
          <draw:frame draw:style-name="gr10" draw:text-style-name="P11" draw:layer="layout" svg:width="6.183cm" svg:height="1.987cm" svg:x="1.446cm" svg:y="3.901cm">
            <draw:text-box>
              <text:p text:style-name="P10"><text:span text:style-name="T1">a: Multiform</text:span></text:p>
            </draw:text-box>
          </draw:frame>
        </draw:g>
        <draw:g>
          <draw:custom-shape draw:style-name="gr11" draw:text-style-name="P12" xml:id="id6" draw:id="id6" draw:layer="layout" svg:width="6.138cm" svg:height="1.824cm" svg:x="19.819cm" svg:y="7.22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3.93cm" svg:height="0.968cm" svg:x="20.919cm" svg:y="8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3" draw:layer="layout" svg:width="3.93cm" svg:height="6.266cm" svg:x="20.919cm" svg:y="9.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3" xml:id="id9" draw:id="id9" draw:layer="layout" svg:width="4.31cm" svg:height="0.112cm" svg:x="20.713cm" svg:y="15.3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3" xml:id="id10" draw:id="id10" draw:layer="layout" svg:width="3.35cm" svg:height="0.283cm" svg:x="21.193cm" svg:y="15.4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9" xml:id="id7" draw:id="id7" draw:layer="layout" svg:width="0.722cm" svg:height="0.703cm" svg:x="27.495cm" svg:y="6.1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7" draw:layer="layout" svg:x1="22.888cm" svg:y1="7.221cm" svg:x2="27.495cm" svg:y2="6.478cm" draw:start-shape="id6" draw:start-glue-point="0" draw:end-shape="id7" draw:end-glue-point="6" svg:d="M22888 7221v-743h4607" svg:viewBox="0 0 4608 744">
            <text:p/>
          </draw:connector>
          <draw:custom-shape draw:style-name="gr17" draw:text-style-name="P5" xml:id="id8" draw:id="id8" draw:layer="layout" svg:width="0.751cm" svg:height="0.746cm" svg:x="18.071cm" svg:y="14.9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7" draw:layer="layout" svg:x1="18.822cm" svg:y1="15.37cm" svg:x2="20.713cm" svg:y2="15.365cm" draw:start-shape="id8" draw:start-glue-point="10" draw:end-shape="id9" draw:end-glue-point="3" svg:d="M18822 15370h946v-5h945" svg:viewBox="0 0 1892 6">
            <text:p/>
          </draw:connector>
          <draw:custom-shape draw:style-name="gr18" draw:text-style-name="P8" xml:id="id11" draw:id="id11" draw:layer="layout" svg:width="0.688cm" svg:height="0.737cm" svg:x="22.524cm" svg:y="18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7" draw:layer="layout" svg:x1="22.868cm" svg:y1="15.704cm" svg:x2="22.868cm" svg:y2="18.14cm" draw:start-shape="id10" draw:start-glue-point="2" draw:end-shape="id11" draw:end-glue-point="4" svg:d="M22868 15704v2436" svg:viewBox="0 0 1 2437">
            <text:p/>
          </draw:connector>
          <draw:frame draw:style-name="gr19" draw:text-style-name="P14" draw:layer="layout" svg:width="6.552cm" svg:height="1.673cm" svg:x="16.727cm" svg:y="4.397cm">
            <draw:text-box>
              <text:p text:style-name="P10"><text:span text:style-name="T2">b: Crystalactor</text:span></text:p>
            </draw:text-box>
          </draw:frame>
        </draw:g>
        <draw:custom-shape draw:style-name="gr20" draw:text-style-name="P1" draw:layer="layout" svg:width="15.882cm" svg:height="18.7cm" svg:x="30.682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1" draw:text-style-name="P13" xml:id="id15" draw:id="id15" draw:layer="layout" svg:width="6.129cm" svg:height="1.812cm" svg:x="35.306cm" svg:y="7.638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3" draw:layer="layout" svg:width="6.114cm" svg:height="1.42cm" svg:x="35.306cm" svg:y="9.453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843.0899876729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3" draw:text-style-name="P5" xml:id="id12" draw:id="id12" draw:layer="layout" svg:width="0.689cm" svg:height="0.705cm" svg:x="35.052cm" svg:y="14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7" draw:layer="layout" svg:x1="35.741cm" svg:y1="15.323cm" svg:x2="38.094cm" svg:y2="15.322cm" draw:start-shape="id12" draw:start-glue-point="10" draw:end-shape="id13" draw:end-glue-point="3" svg:d="M35741 15323h1176v-1h1177" svg:viewBox="0 0 2354 2">
            <text:p/>
          </draw:connector>
          <draw:connector draw:style-name="gr7" draw:text-style-name="P7" draw:layer="layout" svg:x1="38.36cm" svg:y1="15.332cm" svg:x2="38.361cm" svg:y2="17.79cm" draw:start-shape="id13" draw:start-glue-point="2" draw:end-shape="id14" draw:end-glue-point="4" svg:d="M38360 15332v1229h1v1229" svg:viewBox="0 0 2 2459">
            <text:p/>
          </draw:connector>
          <draw:custom-shape draw:style-name="gr24" draw:text-style-name="P9" xml:id="id16" draw:id="id16" draw:layer="layout" svg:width="0.756cm" svg:height="0.706cm" svg:x="43.088cm" svg:y="6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7" draw:layer="layout" svg:x1="38.37cm" svg:y1="7.638cm" svg:x2="43.088cm" svg:y2="6.845cm" draw:start-shape="id15" draw:start-glue-point="0" draw:end-shape="id16" draw:end-glue-point="6" svg:d="M38370 7638v-793h4718" svg:viewBox="0 0 4719 794">
            <text:p/>
          </draw:connector>
          <draw:custom-shape draw:style-name="gr25" draw:text-style-name="P13" draw:layer="layout" svg:width="3.931cm" svg:height="2.147cm" svg:x="36.396cm" svg:y="10.8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3" draw:layer="layout" svg:width="3.931cm" svg:height="2.283cm" svg:x="36.395cm" svg:y="13.029cm">
            <text:p/>
            <draw:enhanced-geometry svg:viewBox="0 0 21600 21600" draw:glue-points="?f6 10800 10800 21600 ?f5 10800 10800 0" draw:text-areas="?f3 ?f3 ?f4 ?f4" draw:type="trapezoid" draw:modifiers="9335.3204172876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7" draw:text-style-name="P15" xml:id="id13" draw:id="id13" draw:layer="layout" svg:width="0.533cm" svg:height="0.019cm" svg:x="38.094cm" svg:y="15.313cm">
            <text:p/>
            <draw:enhanced-geometry svg:viewBox="0 0 21600 21600" draw:type="rectangle" draw:enhanced-path="M 0 0 L 21600 0 21600 21600 0 21600 0 0 Z N"/>
          </draw:custom-shape>
          <draw:connector draw:style-name="gr7" draw:text-style-name="P7" draw:layer="layout" draw:line-skew="0.489cm" svg:x1="38.627cm" svg:y1="15.322cm" svg:x2="41.435cm" svg:y2="8.544cm" draw:start-shape="id13" draw:start-glue-point="1" draw:end-shape="id15" draw:end-glue-point="1" svg:d="M38627 15322h3797v-6778h-989" svg:viewBox="0 0 3798 6779">
            <text:p/>
          </draw:connector>
          <draw:custom-shape draw:style-name="gr28" draw:text-style-name="P8" xml:id="id14" draw:id="id14" draw:layer="layout" svg:width="0.722cm" svg:height="0.706cm" svg:x="38cm" svg:y="17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11" draw:layer="layout" svg:width="6.382cm" svg:height="1.673cm" svg:x="31.483cm" svg:y="4.397cm">
            <draw:text-box>
              <text:p text:style-name="P10"><text:span text:style-name="T1">c: Ostara Pearl</text:span></text:p>
            </draw:text-box>
          </draw:frame>
          <draw:custom-shape draw:style-name="gr29" draw:text-style-name="P13" draw:layer="layout" svg:width="6.115cm" svg:height="1.42cm" svg:x="35.306cm" svg:y="9.453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843.0899876729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5" draw:text-style-name="P13" draw:layer="layout" svg:width="3.931cm" svg:height="2.147cm" svg:x="36.397cm" svg:y="10.8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0" draw:text-style-name="P16" draw:layer="layout" svg:width="0.861cm" svg:height="0.861cm" svg:x="48.669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8" draw:layer="layout" svg:width="7.114cm" svg:height="2.139cm" svg:x="49.966cm" svg:y="6.463cm">
          <draw:text-box>
            <text:p text:style-name="P17"><text:span text:style-name="T3">Organic waste</text:span></text:p>
          </draw:text-box>
        </draw:frame>
        <draw:custom-shape draw:style-name="gr32" draw:text-style-name="P19" draw:layer="layout" svg:width="0.861cm" svg:height="0.861cm" svg:x="48.669cm" svg:y="8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0" draw:layer="layout" svg:width="7.431cm" svg:height="1.987cm" svg:x="49.967cm" svg:y="8.407cm">
          <draw:text-box>
            <text:p text:style-name="P17"><text:span text:style-name="T4">Liquid</text:span><text:span text:style-name="T3"> effluent</text:span></text:p>
          </draw:text-box>
        </draw:frame>
        <draw:custom-shape draw:style-name="gr33" draw:text-style-name="P21" draw:layer="layout" svg:width="0.861cm" svg:height="0.861cm" svg:x="48.722cm" svg:y="10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0" draw:layer="layout" svg:width="6.922cm" svg:height="1.673cm" svg:x="50.021cm" svg:y="10.432cm">
          <draw:text-box>
            <text:p text:style-name="P17"><text:span text:style-name="T3">Solid effluent</text:span></text:p>
          </draw:text-box>
        </draw:frame>
        <draw:custom-shape draw:style-name="gr34" draw:text-style-name="P22" draw:layer="layout" svg:width="0.861cm" svg:height="0.861cm" svg:x="48.669cm" svg:y="12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20" draw:layer="layout" svg:width="10.291cm" svg:height="2.139cm" svg:x="49.968cm" svg:y="12.067cm">
          <draw:text-box>
            <text:p text:style-name="P17"><text:span text:style-name="T3">Rich nutrient </text:span></text:p>
            <text:p text:style-name="P17"><text:span text:style-name="T3">effluent</text:span></text:p>
          </draw:text-box>
        </draw:frame>
        <draw:custom-shape draw:style-name="gr35" draw:text-style-name="P1" draw:layer="layout" svg:width="22.303cm" svg:height="18.7cm" svg:x="36.097cm" svg:y="20.6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24" draw:layer="layout" svg:width="22.082cm" svg:height="2.301cm" svg:x="36.318cm" svg:y="21.476cm">
          <draw:text-box>
            <text:p text:style-name="P23"><text:span text:style-name="T5">Modular phase separation system system</text:span></text:p>
          </draw:text-box>
        </draw:frame>
        <draw:custom-shape draw:style-name="gr37" draw:text-style-name="P3" draw:layer="layout" svg:width="2.525cm" svg:height="6.204cm" draw:transform="skewX (0.000349065850398866) rotate (1.5709708597201) translate (38.016cm 28.75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8" draw:text-style-name="P25" xml:id="id26" draw:id="id26" draw:layer="layout" svg:width="0.49cm" svg:height="0.127cm" svg:x="38.021cm" svg:y="27.40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6" draw:layer="layout" svg:width="2.472cm" svg:height="0.808cm" draw:transform="skewX (0.0197222205475359) rotate (1.27932634171184) translate (37.974cm 28.5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6" draw:layer="layout" svg:width="2.405cm" svg:height="0.785cm" draw:transform="skewX (-0.00261799387799148) rotate (1.27932634171184) translate (38.539cm 28.5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draw:layer="layout" svg:width="2.281cm" svg:height="0.729cm" draw:transform="skewX (0.0109955742875643) rotate (1.27932634171184) translate (39.09cm 28.4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2.177cm" svg:height="0.727cm" draw:transform="skewX (-0.00680678408277785) rotate (1.27932634171184) translate (39.617cm 28.4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2.043cm" svg:height="0.732cm" draw:transform="skewX (-0.00541052068118238) rotate (1.27932634171184) translate (40.182cm 28.3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6" draw:layer="layout" svg:width="1.947cm" svg:height="0.735cm" draw:transform="skewX (0.0326376570122939) rotate (1.27932634171184) translate (40.738cm 28.3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6" draw:layer="layout" svg:width="1.822cm" svg:height="0.774cm" draw:transform="skewX (0.018151424220741) rotate (1.27932634171184) translate (41.267cm 28.2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6" draw:layer="layout" svg:width="1.696cm" svg:height="0.771cm" draw:transform="skewX (0.0246091424531201) rotate (1.27932634171184) translate (41.847cm 28.1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6" draw:layer="layout" svg:width="1.561cm" svg:height="0.776cm" draw:transform="skewX (0.0450294947014537) rotate (1.27932634171184) translate (42.39cm 28.1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6" draw:layer="layout" svg:width="1.425cm" svg:height="0.744cm" draw:transform="skewX (0.0870919296745171) rotate (1.27932634171184) translate (42.987cm 28.0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" xml:id="id17" draw:id="id17" draw:layer="layout" svg:width="1.393cm" svg:height="0.597cm" draw:transform="rotate (1.5709708597201) translate (43.624cm 28.182cm)">
          <text:p/>
          <draw:enhanced-geometry svg:viewBox="0 0 21600 21600" draw:glue-points="?f6 10800 10800 21600 ?f5 10800 10800 0" draw:text-areas="?f3 ?f3 ?f4 ?f4" draw:type="trapezoid" draw:modifiers="1024.9560632688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0" draw:text-style-name="P13" xml:id="id19" draw:id="id19" draw:layer="layout" svg:width="2.833cm" svg:height="1.114cm" svg:x="46.091cm" svg:y="31.04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9335.3204172876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1" draw:text-style-name="P13" draw:layer="layout" svg:width="2.833cm" svg:height="3.585cm" svg:x="46.092cm" svg:y="27.4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52" draw:text-style-name="P27" xml:id="id18" draw:id="id18" draw:layer="layout" svg:width="2.83cm" svg:height="2.166cm" svg:x="46.094cm" svg:y="26.405cm" draw:kind="cut" draw:start-angle="0" draw:end-angle="180">
          <text:p/>
        </draw:ellipse>
        <draw:custom-shape draw:style-name="gr53" draw:text-style-name="P13" draw:layer="layout" svg:width="2.789cm" svg:height="2.105cm" svg:x="50.295cm" svg:y="32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3" xml:id="id23" draw:id="id23" draw:layer="layout" svg:width="2.788cm" svg:height="0.518cm" svg:x="50.295cm" svg:y="34.552cm">
          <text:p/>
          <draw:enhanced-geometry svg:viewBox="0 0 21600 21600" draw:glue-points="?f6 10800 10800 21600 ?f5 10800 10800 0" draw:text-areas="?f3 ?f3 ?f4 ?f4" draw:type="trapezoid" draw:modifiers="9335.3204172876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5" draw:text-style-name="P28" draw:layer="layout" svg:width="0.453cm" svg:height="0.279cm" svg:x="51.202cm" svg:y="3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7" draw:layer="layout" svg:x1="51.664cm" svg:y1="31.292cm" svg:x2="51.664cm" svg:y2="33.889cm">
          <text:p/>
        </draw:line>
        <draw:custom-shape draw:style-name="gr55" draw:text-style-name="P28" draw:layer="layout" svg:width="0.453cm" svg:height="0.279cm" svg:x="51.657cm" svg:y="3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3" draw:layer="layout" svg:width="1.358cm" svg:height="0.006cm" svg:x="50.294cm" svg:y="32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3" draw:layer="layout" svg:width="1.425cm" svg:height="0.006cm" svg:x="51.658cm" svg:y="32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9" xml:id="id24" draw:id="id24" draw:layer="layout" svg:width="2.95cm" svg:height="1.6cm" svg:x="53.237cm" svg:y="34.4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7" draw:layer="layout" svg:x1="44.221cm" svg:y1="27.488cm" svg:x2="46.094cm" svg:y2="27.488cm" draw:start-shape="id17" draw:start-glue-point="5" draw:end-shape="id18" svg:d="M44221 27488h1873" svg:viewBox="0 0 1874 1">
          <text:p/>
        </draw:connector>
        <draw:custom-shape draw:style-name="gr60" draw:text-style-name="P30" xml:id="id21" draw:id="id21" draw:layer="layout" svg:width="0.005cm" svg:height="0.504cm" svg:x="53.074cm" svg:y="32.43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0" draw:text-style-name="P30" xml:id="id20" draw:id="id20" draw:layer="layout" svg:width="0.005cm" svg:height="0.504cm" svg:x="50.278cm" svg:y="32.44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7" draw:text-style-name="P7" draw:layer="layout" svg:x1="47.508cm" svg:y1="32.156cm" svg:x2="50.279cm" svg:y2="32.694cm" draw:start-shape="id19" draw:start-glue-point="5" draw:end-shape="id20" draw:end-glue-point="3" svg:d="M47508 32156v538h2771" svg:viewBox="0 0 2772 539">
          <text:p/>
        </draw:connector>
        <draw:custom-shape draw:style-name="gr61" draw:text-style-name="P9" xml:id="id22" draw:id="id22" draw:layer="layout" svg:width="0.653cm" svg:height="0.645cm" svg:x="54.278cm" svg:y="32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svg:x1="53.08cm" svg:y1="32.688cm" svg:x2="54.278cm" svg:y2="32.689cm" draw:start-shape="id21" draw:start-glue-point="1" draw:end-shape="id22" draw:end-glue-point="6" svg:d="M53080 32688h599v1h599" svg:viewBox="0 0 1199 2">
          <text:p/>
        </draw:connector>
        <draw:connector draw:style-name="gr7" draw:text-style-name="P7" draw:layer="layout" svg:x1="51.689cm" svg:y1="35.07cm" svg:x2="53.237cm" svg:y2="35.273cm" draw:start-shape="id23" draw:start-glue-point="5" draw:end-shape="id24" draw:end-glue-point="3" svg:d="M51689 35070v203h1548" svg:viewBox="0 0 1549 204">
          <text:p/>
        </draw:connector>
        <draw:custom-shape draw:style-name="gr62" draw:text-style-name="P5" xml:id="id25" draw:id="id25" draw:layer="layout" svg:width="0.769cm" svg:height="0.755cm" svg:x="36.28cm" svg:y="27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svg:x1="37.049cm" svg:y1="27.491cm" svg:x2="38.021cm" svg:y2="27.472cm" draw:start-shape="id25" draw:start-glue-point="10" draw:end-shape="id26" draw:end-glue-point="3" svg:d="M37049 27491h487v-19h485" svg:viewBox="0 0 973 20">
          <text:p/>
        </draw:connector>
        <draw:custom-shape draw:style-name="gr63" draw:text-style-name="P31" xml:id="id27" draw:id="id27" draw:layer="layout" svg:width="0.699cm" svg:height="0.665cm" svg:x="57.246cm" svg:y="34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svg:x1="56.187cm" svg:y1="35.273cm" svg:x2="57.246cm" svg:y2="35.274cm" draw:start-shape="id24" draw:start-glue-point="1" draw:end-shape="id27" draw:end-glue-point="6" svg:d="M56187 35273h529v1h530" svg:viewBox="0 0 1060 2">
          <text:p/>
        </draw:connector>
        <draw:frame draw:style-name="gr10" draw:text-style-name="P11" draw:layer="layout" svg:width="5.467cm" svg:height="1.987cm" svg:x="36.708cm" svg:y="23.961cm">
          <draw:text-box>
            <text:p text:style-name="P10"><text:span text:style-name="T1">f: MAPHEX</text:span></text:p>
          </draw:text-box>
        </draw:frame>
        <draw:custom-shape draw:style-name="gr64" draw:text-style-name="P1" draw:layer="layout" svg:width="17.818cm" svg:height="18.7cm" svg:x="17.497cm" svg:y="20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24" draw:layer="layout" svg:width="17.542cm" svg:height="2.301cm" svg:x="17.718cm" svg:y="21.475cm">
          <draw:text-box>
            <text:p text:style-name="P32"><text:span text:style-name="T5">Calcium precipitates-based system using CSTR reactor</text:span></text:p>
          </draw:text-box>
        </draw:frame>
        <draw:g>
          <draw:custom-shape draw:style-name="gr65" draw:text-style-name="P13" xml:id="id32" draw:id="id32" draw:layer="layout" svg:width="5.244cm" svg:height="2.106cm" svg:x="20.592cm" svg:y="26.4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13" draw:layer="layout" svg:width="5.217cm" svg:height="1.521cm" svg:x="20.605cm" svg:y="28.571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2783.3468724614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7" draw:text-style-name="P13" draw:layer="layout" svg:width="3.95cm" svg:height="3.115cm" svg:x="21.245cm" svg:y="30.0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28" draw:layer="layout" svg:width="0.827cm" svg:height="0.515cm" svg:x="22.403cm" svg:y="31.3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7" draw:layer="layout" svg:x1="23.276cm" svg:y1="25.57cm" svg:x2="23.223cm" svg:y2="31.609cm">
            <text:p/>
          </draw:line>
          <draw:custom-shape draw:style-name="gr69" draw:text-style-name="P28" draw:layer="layout" svg:width="0.79cm" svg:height="0.515cm" svg:x="23.232cm" svg:y="31.3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5" xml:id="id28" draw:id="id28" draw:layer="layout" svg:width="0.757cm" svg:height="0.72cm" svg:x="19.322cm" svg:y="32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7" draw:layer="layout" svg:x1="20.079cm" svg:y1="32.553cm" svg:x2="21.24cm" svg:y2="32.546cm" draw:start-shape="id28" draw:start-glue-point="10" draw:end-shape="id29" draw:end-glue-point="3" svg:d="M20079 32553h581v-7h580" svg:viewBox="0 0 1162 8">
            <text:p/>
          </draw:connector>
          <draw:custom-shape draw:style-name="gr71" draw:text-style-name="P30" xml:id="id29" draw:id="id29" draw:layer="layout" svg:width="0.006cm" svg:height="1.323cm" svg:x="21.24cm" svg:y="31.8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13" xml:id="id31" draw:id="id31" draw:layer="layout" svg:width="4.759cm" svg:height="3.952cm" svg:x="26.603cm" svg:y="33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13" xml:id="id36" draw:id="id36" draw:layer="layout" svg:width="4.76cm" svg:height="1.025cm" svg:x="26.602cm" svg:y="36.96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9335.3204172876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71" draw:text-style-name="P30" xml:id="id30" draw:id="id30" draw:layer="layout" svg:width="0.001cm" svg:height="1.323cm" svg:x="25.195cm" svg:y="31.8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" draw:text-style-name="P7" draw:layer="layout" svg:x1="25.195cm" svg:y1="31.885cm" svg:x2="28.982cm" svg:y2="33.005cm" draw:start-shape="id30" draw:start-glue-point="0" draw:end-shape="id31" draw:end-glue-point="0" svg:d="M25195 31885h3787v1120" svg:viewBox="0 0 3788 1121">
            <text:p/>
          </draw:connector>
          <draw:custom-shape draw:style-name="gr74" draw:text-style-name="P9" xml:id="id33" draw:id="id33" draw:layer="layout" svg:width="0.756cm" svg:height="0.756cm" svg:x="28.11cm" svg:y="27.1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7" draw:layer="layout" svg:x1="25.836cm" svg:y1="27.515cm" svg:x2="28.11cm" svg:y2="27.519cm" draw:start-shape="id32" draw:start-glue-point="1" draw:end-shape="id33" draw:end-glue-point="6" svg:d="M25836 27515h1137v4h1137" svg:viewBox="0 0 2275 5">
            <text:p/>
          </draw:connector>
          <draw:custom-shape draw:style-name="gr75" draw:text-style-name="P9" xml:id="id35" draw:id="id35" draw:layer="layout" svg:width="0.667cm" svg:height="0.72cm" svg:x="32.508cm" svg:y="33.2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7" draw:layer="layout" svg:x1="31.371cm" svg:y1="33.667cm" svg:x2="32.508cm" svg:y2="33.642cm" draw:start-shape="id34" draw:start-glue-point="1" draw:end-shape="id35" draw:end-glue-point="6" svg:d="M31371 33667h568v-25h569" svg:viewBox="0 0 1138 26">
            <text:p/>
          </draw:connector>
          <draw:custom-shape draw:style-name="gr76" draw:text-style-name="P30" xml:id="id34" draw:id="id34" draw:layer="layout" svg:width="0.007cm" svg:height="1.322cm" svg:x="31.364cm" svg:y="33.0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8" xml:id="id37" draw:id="id37" draw:layer="layout" svg:width="0.678cm" svg:height="0.72cm" svg:x="32.54cm" svg:y="38.1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7" draw:layer="layout" svg:x1="28.982cm" svg:y1="37.985cm" svg:x2="32.54cm" svg:y2="38.465cm" draw:start-shape="id36" draw:start-glue-point="5" draw:end-shape="id37" draw:end-glue-point="6" svg:d="M28982 37985v501h2970v-21h588" svg:viewBox="0 0 3559 502">
            <text:p/>
          </draw:connector>
          <draw:frame draw:style-name="gr10" draw:text-style-name="P11" draw:layer="layout" svg:width="4.255cm" svg:height="1.987cm" svg:x="18.157cm" svg:y="23.561cm">
            <draw:text-box>
              <text:p text:style-name="P10"><text:span text:style-name="T1">e: P-RoC</text:span></text:p>
            </draw:text-box>
          </draw:frame>
        </draw:g>
        <draw:frame draw:style-name="gr78" draw:text-style-name="P24" draw:layer="layout" svg:width="28.436cm" svg:height="1.605cm" svg:x="1.11cm" svg:y="1.956cm">
          <draw:text-box>
            <text:p text:style-name="P32"><text:span text:style-name="T5">Struvite-based systems with single pass FBR reactor</text:span></text:p>
          </draw:text-box>
        </draw:frame>
        <draw:frame draw:style-name="gr79" draw:text-style-name="P24" draw:layer="layout" svg:width="15.495cm" svg:height="2.701cm" svg:x="30.847cm" svg:y="1.408cm">
          <draw:text-box>
            <text:p text:style-name="P32"><text:span text:style-name="T5">Struvite-based system using</text:span></text:p>
            <text:p text:style-name="P32"><text:span text:style-name="T5">FBR reactor with recirculation</text:span></text:p>
          </draw:text-box>
        </draw:frame>
        <draw:custom-shape draw:style-name="gr80" draw:text-style-name="P1" draw:layer="layout" svg:width="15.712cm" svg:height="18.7cm" svg:x="1cm" svg:y="2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1" draw:layer="layout" svg:width="5.198cm" svg:height="1.987cm" svg:x="1.458cm" svg:y="23.616cm">
          <draw:text-box>
            <text:p text:style-name="P10"><text:span text:style-name="T1">d: NuReSys</text:span></text:p>
          </draw:text-box>
        </draw:frame>
        <draw:custom-shape draw:style-name="gr81" draw:text-style-name="P33" xml:id="id39" draw:id="id39" draw:layer="layout" svg:width="3.543cm" svg:height="4.336cm" svg:x="2.713cm" svg:y="26.6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8" xml:id="id42" draw:id="id42" draw:layer="layout" svg:width="0.721cm" svg:height="0.733cm" svg:x="11.219cm" svg:y="36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3" draw:layer="layout" svg:width="5.147cm" svg:height="3.952cm" svg:x="9.006cm" svg:y="29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3" xml:id="id41" draw:id="id41" draw:layer="layout" svg:width="5.147cm" svg:height="1.068cm" svg:x="9.005cm" svg:y="33.599cm">
          <text:p/>
          <draw:enhanced-geometry svg:viewBox="0 0 21600 21600" draw:glue-points="?f6 10800 10800 21600 ?f5 10800 10800 0" draw:text-areas="?f3 ?f3 ?f4 ?f4" draw:type="trapezoid" draw:modifiers="9335.3204172876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5" draw:text-style-name="P28" draw:layer="layout" svg:width="0.811cm" svg:height="0.515cm" svg:x="10.733cm" svg:y="32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7" draw:layer="layout" svg:x1="11.562cm" svg:y1="27.494cm" svg:x2="11.562cm" svg:y2="32.37cm">
          <text:p/>
        </draw:line>
        <draw:custom-shape draw:style-name="gr86" draw:text-style-name="P28" draw:layer="layout" svg:width="0.88cm" svg:height="0.515cm" svg:x="11.546cm" svg:y="32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34" xml:id="id45" draw:id="id45" draw:layer="layout" svg:width="1.622cm" svg:height="0.427cm" svg:x="3.673cm" svg:y="30.5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35" draw:layer="layout" svg:width="0.276cm" svg:height="0.26cm" svg:x="4.609cm" svg:y="29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5" draw:layer="layout" svg:width="0.208cm" svg:height="0.293cm" svg:x="4.974cm" svg:y="29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5" draw:layer="layout" svg:width="0.208cm" svg:height="0.271cm" svg:x="4.577cm" svg:y="29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5" draw:layer="layout" svg:width="0.208cm" svg:height="0.242cm" svg:x="4.974cm" svg:y="28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5" draw:layer="layout" svg:width="0.208cm" svg:height="0.267cm" svg:x="4.577cm" svg:y="28.2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5" xml:id="id38" draw:id="id38" draw:layer="layout" svg:width="0.71cm" svg:height="0.721cm" svg:x="1.779cm" svg:y="25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svg:x1="2.489cm" svg:y1="25.625cm" svg:x2="4.484cm" svg:y2="26.613cm" draw:start-shape="id38" draw:start-glue-point="10" draw:end-shape="id39" draw:end-glue-point="0" svg:d="M2489 25625h1995v988" svg:viewBox="0 0 1996 989">
          <text:p/>
        </draw:connector>
        <draw:custom-shape draw:style-name="gr90" draw:text-style-name="P13" xml:id="id40" draw:id="id40" draw:layer="layout" svg:width="2.534cm" svg:height="0.014cm" svg:x="9.004cm" svg:y="29.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7" draw:layer="layout" svg:x1="6.256cm" svg:y1="28.781cm" svg:x2="10.271cm" svg:y2="29.63cm" draw:start-shape="id39" draw:start-glue-point="1" draw:end-shape="id40" draw:end-glue-point="0" svg:d="M6256 28781h4015v849" svg:viewBox="0 0 4016 850">
          <text:p/>
        </draw:connector>
        <draw:custom-shape draw:style-name="gr91" draw:text-style-name="P13" xml:id="id43" draw:id="id43" draw:layer="layout" svg:width="2.603cm" svg:height="0.014cm" svg:x="11.549cm" svg:y="29.6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7" draw:layer="layout" svg:x1="11.579cm" svg:y1="34.667cm" svg:x2="11.58cm" svg:y2="36.067cm" draw:start-shape="id41" draw:start-glue-point="5" draw:end-shape="id42" draw:end-glue-point="4" svg:d="M11579 34667v700h1v700" svg:viewBox="0 0 2 1401">
          <text:p/>
        </draw:connector>
        <draw:custom-shape draw:style-name="gr92" draw:text-style-name="P9" xml:id="id44" draw:id="id44" draw:layer="layout" svg:width="0.67cm" svg:height="0.689cm" svg:x="14.69cm" svg:y="28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svg:x1="12.85cm" svg:y1="29.631cm" svg:x2="14.69cm" svg:y2="28.548cm" draw:start-shape="id43" draw:start-glue-point="0" draw:end-shape="id44" draw:end-glue-point="6" svg:d="M12850 29631v-1083h1840" svg:viewBox="0 0 1841 1084">
          <text:p/>
        </draw:connector>
        <draw:frame draw:style-name="gr36" draw:text-style-name="P24" draw:layer="layout" svg:width="15.436cm" svg:height="2.301cm" svg:x="1cm" svg:y="21.474cm">
          <draw:text-box>
            <text:p text:style-name="P32"><text:span text:style-name="T5">Struvite-based system using CSTR reactor</text:span></text:p>
          </draw:text-box>
        </draw:frame>
        <draw:custom-shape draw:style-name="gr63" draw:text-style-name="P31" xml:id="id46" draw:id="id46" draw:layer="layout" svg:width="0.699cm" svg:height="0.665cm" svg:x="4.135cm" svg:y="32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svg:x1="4.484cm" svg:y1="30.949cm" svg:x2="4.485cm" svg:y2="32.295cm" draw:start-shape="id45" draw:start-glue-point="2" draw:end-shape="id46" draw:end-glue-point="4" svg:d="M4484 30949v672h1v674" svg:viewBox="0 0 2 134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32" draw:display-name="Gradient 32" draw:style="linear" draw:start-color="#eeeeee" draw:end-color="#666666" draw:start-intensity="100%" draw:end-intensity="100%" draw:angle="300" draw:border="0%"/>
    <draw:gradient draw:name="Gradient_20_41" draw:display-name="Gradient 41" draw:style="linear" draw:start-color="#eeeeee" draw:end-color="#666666" draw:start-intensity="100%" draw:end-intensity="100%" draw:angle="300" draw:border="0%"/>
    <draw:gradient draw:name="Gradient_20_42" draw:display-name="Gradient 42" draw:style="linear" draw:start-color="#eeeeee" draw:end-color="#666666" draw:start-intensity="100%" draw:end-intensity="100%" draw:angle="300" draw:border="0%"/>
    <draw:gradient draw:name="Gradient_20_43" draw:display-name="Gradient 43" draw:style="linear" draw:start-color="#eeeeee" draw:end-color="#666666" draw:start-intensity="100%" draw:end-intensity="100%" draw:angle="300" draw:border="0%"/>
    <draw:gradient draw:name="Gradient_20_51" draw:display-name="Gradient 51" draw:style="linear" draw:start-color="#666666" draw:end-color="#eeeeee" draw:start-intensity="100%" draw:end-intensity="100%" draw:angle="300" draw:border="0%"/>
    <draw:gradient draw:name="Gradient_20_57" draw:display-name="Gradient 57" draw:style="radial" draw:cx="50%" draw:cy="50%" draw:start-color="#808080" draw:end-color="#dddddd" draw:start-intensity="100%" draw:end-intensity="100%" draw:border="0%"/>
    <draw:gradient draw:name="Gradient_20_58" draw:display-name="Gradient 58" draw:style="linear" draw:start-color="#333333" draw:end-color="#666666" draw:start-intensity="100%" draw:end-intensity="100%" draw:angle="300" draw:border="0%"/>
    <draw:gradient draw:name="Gradient_20_60" draw:display-name="Gradient 60" draw:style="radial" draw:cx="50%" draw:cy="50%" draw:start-color="#666666" draw:end-color="#dddddd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Dark_20_Vertical" draw:display-name="Dark Vertical" xlink:href="Pictures/100000000000000800000008B238B3E9FE2182A7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31T10:37:09.612712827</meta:creation-date>
    <dc:date>2020-12-16T11:47:58.812548575</dc:date>
    <meta:editing-duration>PT1H23M34S</meta:editing-duration>
    <meta:editing-cycles>13</meta:editing-cycles>
    <meta:generator>LibreOffice/6.4.6.2$Linux_X86_64 LibreOffice_project/40$Build-2</meta:generator>
    <meta:document-statistic meta:object-count="141"/>
  </office:meta>
</office:document-meta>
</file>